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fo:background-color="#ffffff"/>
    </style:style>
    <style:style style:name="P3" style:family="paragraph" style:parent-style-name="Standard">
      <style:paragraph-properties fo:margin-left="0in" fo:margin-right="0in" fo:text-indent="0in" style:auto-text-indent="false"/>
      <style:text-properties fo:background-color="#ffffff"/>
    </style:style>
    <style:style style:name="P4" style:family="paragraph" style:parent-style-name="Standard">
      <style:text-properties fo:color="#00cc33" officeooo:rsid="0004dd74" officeooo:paragraph-rsid="0004dd74"/>
    </style:style>
    <style:style style:name="P5" style:family="paragraph" style:parent-style-name="Standard">
      <style:text-properties fo:color="#99cc99" officeooo:rsid="0006bf23" officeooo:paragraph-rsid="0007f08d"/>
    </style:style>
    <style:style style:name="P6" style:family="paragraph" style:parent-style-name="Standard">
      <style:text-properties fo:color="#009900" officeooo:rsid="0006de20" officeooo:paragraph-rsid="0006de20"/>
    </style:style>
    <style:style style:name="P7" style:family="paragraph" style:parent-style-name="Standard">
      <style:text-properties fo:color="#009900" officeooo:rsid="0006de20" officeooo:paragraph-rsid="00097aad"/>
    </style:style>
    <style:style style:name="P8" style:family="paragraph" style:parent-style-name="Standard">
      <style:text-properties fo:color="#009900" officeooo:rsid="000319ee" officeooo:paragraph-rsid="000319ee"/>
    </style:style>
    <style:style style:name="P9" style:family="paragraph" style:parent-style-name="Standard">
      <style:text-properties fo:color="#00cc33" officeooo:rsid="0004b62b" officeooo:paragraph-rsid="0004b62b"/>
    </style:style>
    <style:style style:name="P10" style:family="paragraph" style:parent-style-name="Standard">
      <style:text-properties fo:color="#00cc33" officeooo:rsid="0006de20" officeooo:paragraph-rsid="0006de20"/>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officeooo:rsid="0006de20" officeooo:paragraph-rsid="0006de20"/>
    </style:style>
    <style:style style:name="P13" style:family="paragraph" style:parent-style-name="Standard">
      <style:paragraph-properties fo:margin-left="0in" fo:margin-right="0in" fo:text-indent="0in" style:auto-text-indent="false"/>
      <style:text-properties fo:color="#00cc33" officeooo:rsid="0004dd74" officeooo:paragraph-rsid="0006de20"/>
    </style:style>
    <style:style style:name="P14" style:family="paragraph" style:parent-style-name="Standard">
      <style:paragraph-properties fo:margin-left="0in" fo:margin-right="0in" fo:text-indent="0in" style:auto-text-indent="false"/>
      <style:text-properties fo:color="#00cc33" officeooo:rsid="00097aad" officeooo:paragraph-rsid="00097aad"/>
    </style:style>
    <style:style style:name="P15" style:family="paragraph" style:parent-style-name="Standard">
      <style:paragraph-properties fo:margin-left="0in" fo:margin-right="0in" fo:text-indent="0in" style:auto-text-indent="false"/>
      <style:text-properties fo:color="#00cc33" officeooo:rsid="000bae11" officeooo:paragraph-rsid="000bae11"/>
    </style:style>
    <style:style style:name="P16" style:family="paragraph" style:parent-style-name="Standard">
      <style:paragraph-properties fo:margin-left="0in" fo:margin-right="0in" fo:text-indent="0in" style:auto-text-indent="false"/>
      <style:text-properties fo:font-variant="normal" fo:text-transform="none" fo:color="#009900" style:font-name="arial" fo:font-size="12pt" fo:letter-spacing="normal" fo:font-style="normal" fo:font-weight="normal" officeooo:rsid="000418c4" officeooo:paragraph-rsid="000418c4" fo:background-color="#ffffff"/>
    </style:style>
    <style:style style:name="P17" style:family="paragraph" style:parent-style-name="Standard">
      <style:paragraph-properties fo:margin-left="0in" fo:margin-right="0in" fo:text-indent="0in" style:auto-text-indent="false"/>
      <style:text-properties fo:font-variant="normal" fo:text-transform="none" fo:color="#009900" style:font-name="arial" fo:font-size="12pt" fo:letter-spacing="normal" fo:font-style="normal" fo:font-weight="normal" officeooo:rsid="00046feb" officeooo:paragraph-rsid="00046feb" fo:background-color="#ffffff"/>
    </style:style>
    <style:style style:name="P18" style:family="paragraph" style:parent-style-name="Standard">
      <style:paragraph-properties fo:margin-left="0in" fo:margin-right="0in" fo:text-indent="0in" style:auto-text-indent="false"/>
      <style:text-properties fo:background-color="#ffffff"/>
    </style:style>
    <style:style style:name="P19" style:family="paragraph" style:parent-style-name="Standard">
      <style:paragraph-properties fo:margin-left="0in" fo:margin-right="0in" fo:text-indent="0in" style:auto-text-indent="false"/>
      <style:text-properties fo:color="#009900" officeooo:rsid="00103c55" officeooo:paragraph-rsid="00103c55" fo:background-color="#ffffff"/>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fo:background-color="#ffffff" loext:char-shading-value="0"/>
    </style:style>
    <style:style style:name="T3" style:family="text">
      <style:text-properties fo:font-variant="normal" fo:text-transform="none" fo:color="#222222" fo:letter-spacing="normal" fo:background-color="#ffffff" loext:char-shading-value="0"/>
    </style:style>
    <style:style style:name="T4" style:family="text">
      <style:text-properties fo:font-variant="normal" fo:text-transform="none" fo:color="#009900" style:font-name="arial" fo:font-size="12pt" fo:letter-spacing="normal" fo:font-style="normal" fo:font-weight="normal" fo:background-color="#ffffff" loext:char-shading-value="0"/>
    </style:style>
    <style:style style:name="T5" style:family="text">
      <style:text-properties fo:font-variant="normal" fo:text-transform="none" fo:color="#009900" style:font-name="arial" fo:font-size="12pt" fo:letter-spacing="normal" fo:font-style="normal" fo:font-weight="normal" officeooo:rsid="00097aad" fo:background-color="#ffffff" loext:char-shading-value="0"/>
    </style:style>
    <style:style style:name="T6" style:family="text">
      <style:text-properties fo:font-variant="normal" fo:text-transform="none" fo:color="#009900" style:font-name="arial" fo:font-size="12pt" fo:letter-spacing="normal" fo:font-style="normal" style:text-underline-style="solid" style:text-underline-width="auto" style:text-underline-color="font-color" fo:font-weight="normal" officeooo:rsid="00097aad" fo:background-color="#ffffff" loext:char-shading-value="0"/>
    </style:style>
    <style:style style:name="T7" style:family="text">
      <style:text-properties fo:font-variant="normal" fo:text-transform="none" fo:color="#009900" style:font-name="arial" fo:font-size="12pt" fo:letter-spacing="normal" fo:font-style="normal" style:text-underline-style="solid" style:text-underline-width="auto" style:text-underline-color="font-color" fo:font-weight="bold" fo:background-color="#ffffff" loext:char-shading-value="0" style:font-weight-asian="bold" style:font-weight-complex="bold"/>
    </style:style>
    <style:style style:name="T8" style:family="text">
      <style:text-properties fo:font-variant="normal" fo:text-transform="none" fo:color="#009900" style:font-name="arial" fo:font-size="12pt" fo:letter-spacing="normal" fo:font-style="normal" style:text-underline-style="solid" style:text-underline-width="auto" style:text-underline-color="font-color" fo:font-weight="bold" officeooo:rsid="00097aad" fo:background-color="#ffffff" loext:char-shading-value="0" style:font-weight-asian="bold" style:font-weight-complex="bold"/>
    </style:style>
    <style:style style:name="T9" style:family="text">
      <style:text-properties fo:color="#193300" fo:background-color="#ffff00" loext:char-shading-value="0"/>
    </style:style>
    <style:style style:name="T10" style:family="text">
      <style:text-properties fo:color="#193300" officeooo:rsid="000418c4" fo:background-color="#ffff00" loext:char-shading-value="0"/>
    </style:style>
    <style:style style:name="T11" style:family="text">
      <style:text-properties fo:color="#009900"/>
    </style:style>
    <style:style style:name="T12" style:family="text">
      <style:text-properties fo:color="#009900" officeooo:rsid="0007f08d"/>
    </style:style>
    <style:style style:name="T13" style:family="text">
      <style:text-properties fo:color="#009900" officeooo:rsid="00097aad"/>
    </style:style>
    <style:style style:name="T14" style:family="text">
      <style:text-properties officeooo:rsid="0007f08d"/>
    </style:style>
    <style:style style:name="T15" style:family="text">
      <style:text-properties officeooo:rsid="000c55b9"/>
    </style:style>
    <style:style style:name="T16" style:family="text">
      <style:text-properties officeooo:rsid="000f8e9b"/>
    </style:style>
    <style:style style:name="T17" style:family="text">
      <style:text-properties officeooo:rsid="00103c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Amina,</text:p>
      <text:p text:style-name="Standard">Here is my suggested to-do list for now. Please ask all the questions you want.</text:p>
      <text:p text:style-name="Standard"/>
      <text:p text:style-name="Standard">1) Automated test for getPosFrame and for calc_norm_score.</text:p>
      <text:p text:style-name="Standard">e.g. </text:p>
      <text:p text:style-name="Standard">assertAlmostEqual( calc_norm_score( pssmKozak, test_Kozak ) , 1.0 )</text:p>
      <text:p text:style-name="P2">assertAlmostEqual( calc_norm_score( pssmKozak, test_antiKozak ) , 0.0)</text:p>
      <text:p text:style-name="P2"/>
      <text:p text:style-name="P16">Almost okey using isclose function.</text:p>
      <text:p text:style-name="P2"/>
      <text:p text:style-name="Standard">similarly, assert that ATG positions discovered in seq1 are <text:span text:style-name="T10">(</text:span><text:span text:style-name="T9">what you know them to b</text:span><text:span text:style-name="T10">e) ??</text:span><text:span text:style-name="T9">.</text:span></text:p>
      <text:p text:style-name="Standard"/>
      <text:p text:style-name="Standard">2) Finish assembling ATG positions on the other fungal genomes including JEC21, upload to git.</text:p>
      <text:p text:style-name="P8"/>
      <text:p text:style-name="P8">Done for other fungal, <text:span text:style-name="T16">did not find “all”</text:span> JEC21 <text:span text:style-name="T16">in one fasta file</text:span>.. </text:p>
      <text:p text:style-name="Standard"/>
      <text:p text:style-name="Standard">3) Summarize scores only for given ATG positions. This will use join in pandas (pandas.DataFrame.join) to compare already-calculated df of ATG positions and other df of scores, and add the score of ATG positions. The difficulty is that the position assigned to "A" of ATG is different from the position assigned to the motif score, the initial "C" of CAAACAAAATG. Let's call this startdiff = 8.</text:p>
      <text:p text:style-name="Standard">Function could be:</text:p>
      <text:p text:style-name="Standard">def filterScoreDiff(pos_df, score_df, start_diff) :</text:p>
      <text:p text:style-name="Standard"/>
      <text:p text:style-name="P1">and the output should be like <text:span text:style-name="T2">pos_df but with a single extra column, score.</text:span></text:p>
      <text:p text:style-name="P2"/>
      <text:p text:style-name="P17">Done something… </text:p>
      <text:p text:style-name="Standard"/>
      <text:p text:style-name="Standard">3) For a given gene, return least diverged orthologs in other fungal genomes.</text:p>
      <text:p text:style-name="Standard">Could do this with BLAST (starts from scratch)</text:p>
      <text:p text:style-name="Standard"/>
      <text:p text:style-name="P5"><text:span text:style-name="T11">This looks easier, </text:span><text:span text:style-name="T12">possible with biopytho</text:span><text:span text:style-name="T13">n</text:span><text:span text:style-name="T12">. </text:span></text:p>
      <text:p text:style-name="P5"><text:span text:style-name="T12">Is it possible to limit the species </text:span><text:span text:style-name="T13">in the input</text:span><text:span text:style-name="T12"> to fungi?? </text:span><text:s/></text:p>
      <text:p text:style-name="Standard"/>
      <text:p text:style-name="Standard">Or by querying fungidb (they already ran BLAST)</text:p>
      <text:p text:style-name="Standard"/>
      <text:p text:style-name="P7">Easy and butter then only BLAST <text:s/>because the output are fungi, <text:span text:style-name="T14">not sure how to access fungidb with biopython. <text:s/></text:span></text:p>
      <text:p text:style-name="P6"><text:s/></text:p>
      <text:p text:style-name="P1">Or by querying pantherdb <text:a xlink:type="simple" xlink:href="http://www.pantherdb.org/" office:target-frame-name="_blank" xlink:show="new" text:style-name="Internet_20_link" text:visited-style-name="Visited_20_Internet_20_Link">http://www.pantherdb.org/</text:a> </text:p>
      <text:p text:style-name="P14"><text:span text:style-name="T7"/></text:p>
      <text:p text:style-name="P14"><text:span text:style-name="T7">query</text:span><text:span text:style-name="T4">: </text:span><text:a xlink:type="simple" xlink:href="http://www.pantherdb.org/webservices/ortholog.jsp?type=matchingOrtholog&amp;inputOrganism=MOUSE&amp;targetOrganism=HUMAN&amp;orthologType=all&amp;searchTerm=101816" text:style-name="Internet_20_link" text:visited-style-name="Visited_20_Internet_20_Link">http://www.pantherdb.org/webservices/ortholog.jsp?type=matchingOrtholog&amp;inputOrganism=MOUSE&amp;targetOrganism=HUMAN&amp;orthologType=all&amp;searchTerm=101816</text:a><text:span text:style-name="T4"> </text:span></text:p>
      <text:p text:style-name="P13"><text:span text:style-name="T8">result</text:span><text:span text:style-name="T6">:</text:span><text:span text:style-name="T5"> </text:span><text:span text:style-name="T4">TP53 MOUSE|MGI=MGI=98834|UniProtKB=P02340 HUMAN|HGNC=11998|UniProtKB=P04637 TP53 LDO </text:span></text:p>
      <text:p text:style-name="P15"><text:span text:style-name="T4"/></text:p>
      <text:p text:style-name="P15"><text:span text:style-name="T4">no scores in the result, is the label (LDO : Least Diveged Ortholog) enaugh? </text:span></text:p>
      <text:p text:style-name="P12"><text:span text:style-name="T2"/></text:p>
      <text:p text:style-name="Standard">OR use the bioconductor package that allows programmatic access to PANTHER from R (this would be my choice)</text:p>
      <text:p text:style-name="Standard"><text:a xlink:type="simple" xlink:href="https://bioconductor.org/" text:style-name="Internet_20_link" text:visited-style-name="Visited_20_Internet_20_Link">https://bioconductor.org/</text:a></text:p>
      <text:p text:style-name="Standard"><text:soft-page-break/></text:p>
      <text:p text:style-name="Standard"/>
      <text:p text:style-name="Standard">PANTHER has JEC21 but not H99 in it.</text:p>
      <text:p text:style-name="Standard"/>
      <text:p text:style-name="P9">Tried a script (in R) to find orthologs with biomaRt </text:p>
      <text:p text:style-name="P10">Did <text:s/><text:span text:style-name="T17">not</text:span> find script in R to access Panther (there seems to be one in Java), <text:span text:style-name="T15">but checking accessing web services in python (panther ortholog is a webservice) </text:span></text:p>
      <text:p text:style-name="P4"/>
      <text:p text:style-name="Standard">4) Combine 2 &amp; 3 to ask if 2nd-ATG score and frame are conserved.</text:p>
      <text:p text:style-name="P1">These JEC21 genes have<text:span text:style-name="T3"> </text:span><text:span text:style-name="T2">2nd-ATG in frame and with high </text:span>score: CNF02520,  CNF00730</text:p>
      <text:p text:style-name="P2">This JEC21 gene has 2nd-ATG in frame, low score: CNA01100</text:p>
      <text:p text:style-name="P3"><text:span text:style-name="T1">This JEC21 gene has 2nd-ATG out of frame, low score: </text:span>CNA04650</text:p>
      <text:p text:style-name="P3">(double-check my pronouncements here are right! I checked the frame, but quickly.)</text:p>
      <text:p text:style-name="P3"/>
      <text:p text:style-name="P19">Waiting 2 and 3</text:p>
      <text:p text:style-name="P3"/>
      <text:p text:style-name="Standard">Ideally, this would be expanded for many genes, to ask if the correlation between 2nd-ATG scores across genes is positive or higher than would be expected by ch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3:59:43.930077248</meta:creation-date>
    <dc:date>2018-06-08T14:01:59.961828573</dc:date>
    <meta:editing-duration>PT2H51M29S</meta:editing-duration>
    <meta:editing-cycles>12</meta:editing-cycles>
    <meta:generator>LibreOffice/5.1.6.2$Linux_X86_64 LibreOffice_project/10m0$Build-2</meta:generator>
    <meta:document-statistic meta:table-count="0" meta:image-count="0" meta:object-count="0" meta:page-count="2" meta:paragraph-count="38" meta:word-count="430" meta:character-count="2797" meta:non-whitespace-character-count="2386"/>
  </office:meta>
</office:document-meta>
</file>